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278cm" fo:min-width="5.616cm" fo:wrap-option="no-wrap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604cm" svg:height="3.81cm" draw:transform="rotate (-1.5707963267949) translate (14.859cm 2.413cm)">
          <text:p text:style-name="P1">aaaaaaa</text:p>
          <draw:enhanced-geometry draw:text-rotate-angle="90"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text:span text:style-name="MT1"><text:s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text:span text:style-name="MT1"><text:s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5T12:31:56.292263943</meta:creation-date>
    <dc:date>2019-11-25T12:39:39.089867905</dc:date>
    <meta:editing-duration>PT3M42S</meta:editing-duration>
    <meta:editing-cycles>3</meta:editing-cycles>
    <meta:generator>LibreOfficeDev/6.4.0.0.alpha1$Linux_X86_64 LibreOffice_project/0c7e0729aa8c8eadac3b8f0885556839b1e78ad5</meta:generator>
    <meta:document-statistic meta:object-count="24"/>
  </office:meta>
</office:document-meta>
</file>